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INVESTIGACIÓN Y DOCUMENTACIÓN</text:p>
          </table:table-cell>
          <table:table-cell table:style-name="Tabla1.B1" office:value-type="string">
            <text:p text:style-name="P2">ID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09:11:00</meta:creation-date>
    <dc:creator>Ángel Millán León</dc:creator>
    <dc:date>2007-10-12T11:19:08</dc: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3" meta:character-count="105"/>
  </office:meta>
</office:document-meta>
</file>